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variant="normal" fo:text-transform="none" fo:color="#000000" style:font-name="Courier New" fo:font-size="10pt" fo:letter-spacing="normal" fo:language="en" fo:country="US" fo:font-style="normal" fo:font-weight="normal" style:font-size-asian="10pt" style:font-size-complex="10pt"/>
    </style:style>
    <style:style style:name="P2" style:family="paragraph" style:parent-style-name="Preformatted_20_Text">
      <style:text-properties style:font-name="Courier New" fo:font-size="10pt" fo:language="en" fo:country="US" style:font-size-asian="10pt" style:font-size-complex="10pt"/>
    </style:style>
    <style:style style:name="P3" style:family="paragraph" style:parent-style-name="Preformatted_20_Text">
      <style:text-properties style:font-name="Courier New" fo:font-size="10pt" style:font-size-asian="10pt" style:font-size-complex="10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language="en" fo:country="US" fo:font-style="normal" fo:font-weight="normal"/>
    </style:style>
    <style:style style:name="T3" style:family="text">
      <style:text-properties fo:font-variant="normal" fo:text-transform="none" fo:color="#000000" style:font-name="Courier New" fo:font-size="10pt" fo:letter-spacing="normal" fo:language="en" fo:country="US" fo:font-style="normal" fo:font-weight="normal" style:font-size-asian="10pt" style:font-size-complex="10pt"/>
    </style:style>
    <style:style style:name="T4" style:family="text">
      <style:text-properties fo:font-variant="normal" fo:text-transform="none" fo:color="#000000" style:font-name="Arial1" fo:font-size="9.75pt" fo:letter-spacing="normal" fo:font-style="normal" fo:font-weight="normal"/>
    </style:style>
    <style:style style:name="T5" style:family="text">
      <style:text-properties style:font-name="Arial1" fo:font-size="9.7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ferring only to the last loaded document, examine it in a precise and deep way, reading it all, every line and every page, step by step, regardless of the structure of the document. The accuracy of the answer is more important than the quickness of the answer, take all the needed time for a complete analysis.</text:p>
      <text:p text:style-name="P2">Take all the extracts and copy all the parts of the text that answer my questions, even if the answer is partial, and list them all in this format: "Page of the document, text", in a way that every piece of text you copy has its own page.</text:p>
      <text:p text:style-name="P2">Long extracts from the text are fine. Don't make changes of what is written inside the document within your answer, report exactly what is written in the way is written. </text:p>
      <text:p text:style-name="P2">Both high level guidance and more detailed action to implement are fine to be considered as answer. </text:p>
      <text:p text:style-name="P2"/>
      <text:p text:style-name="P2">Positive example: inside the text you read at page 9 "<text:span text:style-name="T1">Raise staff awareness of threats and risks. System owners and senior leaders understand threats to secure AI and their mitigations. Your data scientists and developers maintain an awareness of relevant security threats and failure modes and help risk owners to make informed decisions". </text:span></text:p>
      <text:p text:style-name="P1">Your answer: "page 9, Raise staff awareness of threats and risks. System owners and senior leaders understand threats to secure AI and their mitigations. Your data scientists and developers maintain an awareness of relevant security threats and failure modes and help risk owners to make informed decisions".</text:p>
      <text:p text:style-name="P1"/>
      <text:p text:style-name="P1">The answers of my questions have to be searched inside the loaded document, it is indifferent the nature and the main topic of the document itself. The structure of the document is indifferent. An answer for any of my questions is correct even if doesn't talk about AI or Artificial intelligence.</text:p>
      <text:p text:style-name="P1">An answer for any of my questions is correct even if it uses synonyms of the terms contained into my questions, for example, AI or Artificial Intelligence can be considered a synonym of ML or machine learning.</text:p>
      <text:p text:style-name="P1">The answer is fine even if is conditional, is a tip, or is optional, like when the verb in the phrase is a conditional one, like "should".</text:p>
      <text:p text:style-name="P1">Positive example: "Privacy values such as anonymity, confidentiality, and control generally should guide choices for AI system design, development, and deployment.".</text:p>
      <text:p text:style-name="P1"/>
      <text:p text:style-name="P1">The phrases doesn't need to be fully complete to be valid answers for my questions, but don't cut complete phrases yourself, if a phrase is complete and is an answer for my question, you must report if fully.</text:p>
      <text:p text:style-name="P3"><text:span text:style-name="T2">Positive example: “ </text:span>take due account of the severity and probability of potential impacts ".</text:p>
      <text:p text:style-name="P1"/>
      <text:p text:style-name="P1">Give me your answer in a good and standard CSV format, using the character ";" as separator.</text:p>
      <text:p text:style-name="P1"/>
      <text:p text:style-name="P2"/>
      <text:p text:style-name="P2">My questions are:</text:p>
      <text:p text:style-name="P2">List every action, recommendation, best practice, guidelines, tip, norm and standard related to secure design, secure development, secure deployment, secure operation, secure configuration, and secure maintenance.</text:p>
      <text:p text:style-name="P2">Positive example: " <text:span text:style-name="T1">Secure your infrastructure. You apply good infrastructure security principles to the infrastructure used in every part of your system’s life cycle. You apply appropriate access controls to your APIs, models and data, and to their training and processing pipelines, in research and development as well as deployment. This includes appropriate segregation of environments holding sensitive code or data. </text:span><text:s/>".</text:p>
      <text:p text:style-name="P2"/>
      <text:p text:style-name="P2">List every action, recommendation, best practice, guidelines, tip, norm and standard related to safe and secure use, develop, and provision of a system and an AI system.</text:p>
      <text:p text:style-name="P2">List in detail every action, recommendation, best practice, guidelines and norm related to defend, protect, and monitor the system and AI system, and how to handle logs.</text:p>
      <text:p text:style-name="P2"><text:soft-page-break/>Positive example: " <text:span text:style-name="T1">Monitor your system’s inputs. In line with privacy and data protection requirements, you monitor and log inputs to your system (such as </text:span><text:span text:style-name="T1">inference requests, queries or prompts) to enable compliance obligations, audit, </text:span><text:span text:style-name="T1">investigation and remediation in the case of compromise or misuse</text:span> ". <text:s/></text:p>
      <text:p text:style-name="P2">List every action, recommendation, best practice, guidelines, tip, and norm related to the users and stakeholders rights, how to allow them to exercise their rights, what they have to be communicated about, and communications in general.</text:p>
      <text:p text:style-name="P2">Positive example: " <text:span text:style-name="T1">During training, if personal data are used, the data subject must be clearly informed on the possibility that such data be reidentifiable from the data of a model ".</text:span></text:p>
      <text:p text:style-name="P1">Positive example: "Consider technologies and mechanisms that enable each stakeholder, such as businesses, the government and individuals, to access real-time data and conduct efficient and effective monitoring. "</text:p>
      <text:p text:style-name="P1">Positive example: “consider, where appropriate, the perspectives of relevant stakeholders in particular persons whose rights may be impacted “.</text:p>
      <text:p text:style-name="P1"/>
      <text:p text:style-name="P1">List every action, recommendation, best practice, guidelines, tip, norm and standard related to the users, their needs and expectations.</text:p>
      <text:p text:style-name="P1">List every action, recommendation, best practice, guidelines, tip, norm and standard related to the users rights, to maintain the users safe, to protect their privacy, and to mechanisms the users can use or are implemented for them.</text:p>
      <text:p text:style-name="Preformatted_20_Text"><text:span text:style-name="T3">Positive example: “</text:span><text:span text:style-name="T4">You should thoroughly understand the problem and the needs of different users, assess whether an AI system is the right tool to address the user needs, and understand the processes and how the AI model will connect with the wider service ".</text:span></text:p>
      <text:p text:style-name="Preformatted_20_Text"><text:span text:style-name="T3">Positive example: "Privacy values such as anonymity, confidentiality, and control generally should guide choices for AI system design, development, and deployment.".</text:span><text:line-break/></text:p>
      <text:p text:style-name="P1">List every action, recommendation, best practice, guidelines, tip, and norm related to fairness, ethics, and ethical behavior.</text:p>
      <text:p text:style-name="Preformatted_20_Text"><text:span text:style-name="T3">Positive example: “</text:span><text:span text:style-name="T4">You should consider AI ethics and safety throughout all phases."</text:span></text:p>
      <text:p text:style-name="P1"/>
      <text:p text:style-name="P2">List every action, recommendation, best practice, guidelines, tip, norm and standard related to the law, legislation, regulations, standardization, rules compliance, and context. </text:p>
      <text:p text:style-name="P2">Positive example: " <text:span text:style-name="T1">ensure alignment of approach across relevant regulators in respect of AI ".</text:span></text:p>
      <text:p text:style-name="P1">Positive example: “ take due account of the context and intended use of artificial intelligence systems, in particular as concerns risks to human rights, democracy, and the rule of law; ".</text:p>
      <text:p text:style-name="P1"/>
      <text:p text:style-name="P2">List every action, recommendation, best practice, guidelines, tip, norm and standard related to data and informations, how data have to be protected, classified, stored, and which mechanisms are implemented regarding data, data protection, data validation, and data accuracy and quality.</text:p>
      <text:p text:style-name="P1">Positive example: " If the data controller uses third party data sets for training an AI component, it must act with due diligence for verifying that the original data source is legitimate, including the purchase or service agreement, or the corresponding contractual clauses that claim evidences and commitments of such legitimacy ".</text:p>
      <text:p text:style-name="P1"><text:span text:style-name="T5">Positive example: “evaluate the accuracy of your data, how it was collected, and consider alternative sources” ,</text:span> </text:p>
      <text:p text:style-name="P1"/>
      <text:p text:style-name="Preformatted_20_Text"><text:span text:style-name="T3">Do not add my questions as part of my answer. Take every extract that answer my questions, even if is a repetition of another extract you already took, do not exclude anything that answer my question. Do a complete analysis, going into details as much as you can. Provide me all the</text:span> findings related to my questions, every finding you are able to find. Ignore the index of the document, do not take as extract what is written in the index, like the names of the sections of the document. Do the analysis, including all and all the extract you find, and give me the answer as artifact. Continue the analysis until you can't find anymore extracts that matches my criteria</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6M47S</meta:editing-duration>
    <meta:editing-cycles>14</meta:editing-cycles>
    <meta:generator>OpenOffice/4.1.15$Win32 OpenOffice.org_project/4115m2$Build-9813</meta:generator>
    <dc:date>2024-11-23T21:46:16.61</dc:date>
    <dc:creator>Tiziano Sammarone</dc:creator>
    <meta:document-statistic meta:table-count="0" meta:image-count="0" meta:object-count="0" meta:page-count="2" meta:paragraph-count="36" meta:word-count="1211" meta:character-count="7613"/>
    <meta:user-defined meta:name="Info 1"/>
    <meta:user-defined meta:name="Info 2"/>
    <meta:user-defined meta:name="Info 3"/>
    <meta:user-defined meta:name="Info 4"/>
  </office:meta>
</office:document-meta>
</file>